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1" officeooo:rsid="0008a2bb" officeooo:paragraph-rsid="0008a2bb"/>
    </style:style>
    <style:style style:name="P2" style:family="paragraph" style:parent-style-name="Standard">
      <style:text-properties style:font-name="Liberation Sans1" fo:font-weight="bold" officeooo:rsid="0008a2bb" officeooo:paragraph-rsid="0008a2bb" style:font-weight-asian="bold" style:font-weight-complex="bold"/>
    </style:style>
    <style:style style:name="T1" style:family="text">
      <style:text-properties fo:font-size="6pt" style:font-size-asian="5.25pt"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Forest</text:p>
      <text:p text:style-name="P1">NPCs: Ranger (says some things about enemies), Meiwakuna Baka (states the obvious)</text:p>
      <text:p text:style-name="P1">Boss: Renshaw</text:p>
      <text:p text:style-name="P1"/>
      <text:p text:style-name="P2">2. Lush Tropical World</text:p>
      <text:p text:style-name="P1">NPCs: Grapes</text:p>
      <text:p text:style-name="P1">Boss: Vern the Alligator</text:p>
      <text:p text:style-name="P1"/>
      <text:p text:style-name="P2">3. Red Hot World</text:p>
      <text:p text:style-name="P1">NPCs: Crimson? Also probably my Monstdrogs, Pumpkins</text:p>
      <text:p text:style-name="P1">Boss: Pyro<text:span text:style-name="T1">cynical</text:span></text:p>
      <text:p text:style-name="P1"/>
      <text:p text:style-name="P2">4. Desert</text:p>
      <text:p text:style-name="P2"/>
      <text:p text:style-name="P2">5. Prehistoric</text:p>
      <text:p text:style-name="P1">NPCs: Pink Snort. Wh</text:p>
      <text:p text:style-name="P1">Boss: Bootleg Kniro</text:p>
      <text:p text:style-name="P1"/>
      <text:p text:style-name="P1"><text:s text:c="6"/>// Bootleg: "MARY PIZZA POP!" Splash: "This is not what I was expecting . . ."</text:p>
      <text:p text:style-name="P1"/>
      <text:p text:style-name="P2">6. Autumn</text:p>
      <text:p text:style-name="P2"/>
      <text:p text:style-name="P2">7. Snow</text:p>
      <text:p text:style-name="P1">NPCs: Paws, and maybe some of the other snort wolves?</text:p>
      <text:p text:style-name="P1">Boss: Elmo</text:p>
      <text:p text:style-name="P1"/>
      <text:p text:style-name="P2">8. Sunken House World</text:p>
      <text:p text:style-name="P2"/>
      <text:p text:style-name="P2">9. Chrystal Cave World</text:p>
      <text:p text:style-name="P1">NPCs: Probably Ondelez and Neko</text:p>
      <text:p text:style-name="P1">Boss: Bucketon??</text:p>
      <text:p text:style-name="P1"/>
      <text:p text:style-name="P2">10. Night</text:p>
      <text:p text:style-name="P2"/>
      <text:p text:style-name="P2">11. Spooky</text:p>
      <text:p text:style-name="P1">NPCs: Sleepy (his animation is the (happy) face, and he warns Splash about snorty witches), Little Grey (is irritated with the creepy Rex mask, since he made it originally), Marbles (is scared)</text:p>
      <text:p text:style-name="P1">Enemies: Creepy Rex Mask, Creepy Rex Jack-in-the-Box, shrivelled witch decoration, that stupid gargoyle door knocker because wh, ghosts that you can't kill YUM! Paper towel ghosts with rex's face drawn on them wh</text:p>
      <text:p text:style-name="P1">Boss: Rex, transformed™ into a creepy Rex pumpkin by the snort witch</text:p>
      <text:p text:style-name="P1"/>
      <text:p text:style-name="P1">// Creepy Rex Pumpkin: "dent ur navel 100 tim s in sucsmeon u win." Splash: "k"</text:p>
      <text:p text:style-name="P1"/>
      <text:p text:style-name="P2">12. Future</text:p>
      <text:p text:style-name="P1">NPCs: Kaiyo (says something about Anti-Nyro), Mwah, snort robot Spike</text:p>
      <text:p text:style-name="P1">Boss: Leif Thompson (Anti-Nyro)</text:p>
      <text:p text:style-name="P1"><text:soft-page-break/>// Splash: "Wait, are you Nyro?" Leif: "Who's Nyro? I'm Leif. Leif Thompson. Or Leif the Leopard if you may." Splash: "Okaay I think I see what that mink meant now . . ."</text:p>
      <text:p text:style-name="P1"/>
      <text:p text:style-name="P2">13. Big Mini</text:p>
      <text:p text:style-name="P1">NPCs: Nyro and Tito (Splash notices that Nyro looks like the snort anti-Nyro or whatever, and Tito does random things)</text:p>
      <text:p text:style-name="P1">Boss: Stretched crinkly man face.</text:p>
      <text:p text:style-name="P1">// Splash: "." Crinkly man face: "."</text:p>
      <text:p text:style-name="P1"/>
      <text:p text:style-name="P2">14. Grandpop's Clock World</text:p>
      <text:p text:style-name="P1">NPCs: Grandpop (randomly says "teenagers.") Gramgram, Momma, Googoo, Silas, Bonkers</text:p>
      <text:p text:style-name="P1">Boss: GRANDPOP HIMSELF! wh in his speedo.</text:p>
      <text:p text:style-name="P1"/>
      <text:p text:style-name="P1">// Splash: "what." Grandpop: "Don't you love it?!" Splash: ". . ." Grandpop: "It's right, my own grandson didn't take much of a LIKING for it either. I GOT HIM A MATCHING ONE FOR HIS BIRTHDAY!!!" Splash: "Verily, this conversation is impeccable."</text:p>
      <text:p text:style-name="P1"/>
      <text:p text:style-name="P1">Enemies: twerking ants.</text:p>
      <text:p text:style-name="P1"/>
      <text:p text:style-name="P2">15. Sky</text:p>
      <text:p text:style-name="P1">NPCs: Sixteen</text:p>
      <text:p text:style-name="P1"/>
      <text:p text:style-name="P2">16. Meadow</text:p>
      <text:p text:style-name="P2"/>
      <text:p text:style-name="P2">17. Dylan's Weave World</text:p>
      <text:p text:style-name="P1">Boss: Dylan the Dolphin</text:p>
      <text:p text:style-name="P1">// Dylan: "I really satisfy." Splash: "WH-"</text:p>
      <text:p text:style-name="P1"/>
      <text:p text:style-name="P2">18. Aunt Helga World</text:p>
      <text:p text:style-name="P1">Boss: A creepy clown.</text:p>
      <text:p text:style-name="P1"/>
      <text:p text:style-name="P2">19. Walton World</text:p>
      <text:p text:style-name="P1">Boss: Carole twirling in her spandex wh</text:p>
      <text:p text:style-name="P1"/>
      <text:p text:style-name="P2">20. Pig Blanet World (snort ending?)</text:p>
      <text:p text:style-name="P1">NPCs: Elmo (in her pig costume now), Oinks, POPS wh obviously</text:p>
      <text:p text:style-name="P1">Enemies: Shepard WE FIGHT OR WE DIE, pops. What.</text:p>
      <text:p text:style-name="P1">Boss: The Blanket La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09:12:55.249145973</meta:creation-date>
    <dc:date>2016-09-04T09:15:25.418750484</dc:date>
    <meta:editing-duration>PT2M35S</meta:editing-duration>
    <meta:editing-cycles>1</meta:editing-cycles>
    <meta:document-statistic meta:table-count="0" meta:image-count="0" meta:object-count="0" meta:page-count="2" meta:paragraph-count="55" meta:word-count="414" meta:character-count="2413" meta:non-whitespace-character-count="2048"/>
    <meta:generator>LibreOffice/5.2.0.4$Linux_X86_64 LibreOffice_project/20m0$Build-4</meta:generator>
  </office:meta>
</office:document-meta>
</file>